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earch Volume</text:p>
          </table:table-cell>
          <table:table-cell table:style-name="ce1" office:value-type="string" calcext:value-type="string">
            <text:p>CPC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raffic</text:p>
          </table:table-cell>
          <table:table-cell table:style-name="ce1" office:value-type="string" calcext:value-type="string">
            <text:p>Traffic Cost</text:p>
          </table:table-cell>
          <table:table-cell table:style-name="ce1" office:value-type="string" calcext:value-type="string">
            <text:p>Competition</text:p>
          </table:table-cell>
          <table:table-cell table:style-name="ce1" office:value-type="string" calcext:value-type="string">
            <text:p>Number Results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24 horas madrid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http://www.cerrajerosmadridd24horas.com/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float" office:value="20700000" calcext:value-type="float">
            <text:p>20700000</text:p>
          </table:table-cell>
          <table:table-cell office:value-type="string" calcext:value-type="string">
            <text:p>cerrajerosmadridd24horas</text:p>
          </table:table-cell>
        </table:table-row>
        <table:table-row table:style-name="ro1">
          <table:table-cell office:value-type="string" calcext:value-type="string">
            <text:p>24 horas valladolid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ontaneros-24horas.eu/fontanero-valladolid-barato.html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832000" calcext:value-type="float">
            <text:p>832000</text:p>
          </table:table-cell>
          <table:table-cell office:value-type="string" calcext:value-type="string">
            <text:p>fontaneros-24horas</text:p>
          </table:table-cell>
        </table:table-row>
        <table:table-row table:style-name="ro1">
          <table:table-cell office:value-type="string" calcext:value-type="string">
            <text:p>24horas salamanca</text:p>
          </table:table-cell>
          <table:table-cell office:value-type="float" office:value="17" calcext:value-type="float">
            <text:p>1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http://www.fontaneros-24horas.eu/fontanero-salamanca-barato.htm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5</text:p>
          </table:table-cell>
          <table:table-cell office:value-type="float" office:value="314000" calcext:value-type="float">
            <text:p>314000</text:p>
          </table:table-cell>
          <table:table-cell office:value-type="string" calcext:value-type="string">
            <text:p>fontaneros-24horas</text:p>
          </table:table-cell>
        </table:table-row>
        <table:table-row table:style-name="ro1">
          <table:table-cell office:value-type="string" calcext:value-type="string">
            <text:p>3 presupuesto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http://www.3presupuestos.com/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4</text:p>
          </table:table-cell>
          <table:table-cell office:value-type="float" office:value="37400000" calcext:value-type="float">
            <text:p>37400000</text:p>
          </table:table-cell>
          <table:table-cell office:value-type="string" calcext:value-type="string">
            <text:p>3presupuestos</text:p>
          </table:table-cell>
        </table:table-row>
        <table:table-row table:style-name="ro1">
          <table:table-cell office:value-type="string" calcext:value-type="string">
            <text:p>a cuanto esta el metro cuadrado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reguntas.habitissimo.es/pregunta/a-cuanto-saldria-aproximadamente-el-metro-cuadrado-construido-para-proyecto-y-construccion-ca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647000" calcext:value-type="float">
            <text:p>64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-cero modular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http://www.habitissimo.es/acero-modular-s-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7</text:p>
          </table:table-cell>
          <table:table-cell office:value-type="float" office:value="542000" calcext:value-type="float">
            <text:p>54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-cero modular precios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cero-modular-s-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7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baton arquitectura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http://www.habitissimo.es/abaton-arquitectura-y-promoc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bb madrid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bb/distribuidores/madr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9900000" calcext:value-type="float">
            <text:p>99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bbaco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bbaco-gabinete-tecn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118000" calcext:value-type="float">
            <text:p>11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bogados en alicante capit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http://www.hazmeprecio.com/presupuesto/abogados/alicante/alica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4</text:p>
          </table:table-cell>
          <table:table-cell office:value-type="float" office:value="460000" calcext:value-type="float">
            <text:p>460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brillantar marmol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http://preguntas.habitissimo.es/pregunta/se-puede-volver-a-pulir-y-abrillantar-una-encimera-de-cocina-de-grani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brir tienda de ropa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http://preguntas.habitissimo.es/pregunta/como-abrir-tienda-de-ro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office:value-type="float" office:value="828000" calcext:value-type="float">
            <text:p>82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brir una tienda de ropa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http://preguntas.habitissimo.es/pregunta/como-abrir-tienda-de-ropa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ces vertic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abitissimo.es/acces-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8</text:p>
          </table:table-cell>
          <table:table-cell office:value-type="float" office:value="587000" calcext:value-type="float">
            <text:p>58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cesorios baño madrid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http://www.habitissimo.es/empresas/accesorios-bano/madr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4</text:p>
          </table:table-cell>
          <table:table-cell office:value-type="float" office:value="711000" calcext:value-type="float">
            <text:p>71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cesorios teka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http://www.habitissimo.es/accesorios-teka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6</text:p>
          </table:table-cell>
          <table:table-cell office:value-type="float" office:value="523000" calcext:value-type="float">
            <text:p>52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emar hosteleria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dformas.es/empresa/acemar-hosteleria-s-l-madrid/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edformas</text:p>
          </table:table-cell>
        </table:table-row>
        <table:table-row table:style-name="ro1">
          <table:table-cell office:value-type="string" calcext:value-type="string">
            <text:p>acero inoxidable asturia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http://www.habitissimo.es/presupuestos/acero-inoxidable/asturi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ero inoxidable barcelona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http://www.habitissimo.es/empresas/acero-inoxidable/barcel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float" office:value="872000" calcext:value-type="float">
            <text:p>87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ero inoxidable las palmas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presupuestos/acero-inoxidable/las-palm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</text:p>
          </table:table-cell>
          <table:table-cell office:value-type="float" office:value="606000" calcext:value-type="float">
            <text:p>60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ero inoxidable sevilla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ttp://www.habitissimo.es/presupuestos/acero-inoxidable/sevi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3</text:p>
          </table:table-cell>
          <table:table-cell office:value-type="float" office:value="665000" calcext:value-type="float">
            <text:p>66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ero modular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http://www.habitissimo.es/acero-modular-s-l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</text:p>
          </table:table-cell>
          <table:table-cell office:value-type="float" office:value="571000" calcext:value-type="float">
            <text:p>57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ristalamiento de porches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http://www.hazmeprecio.com/empresas/acristalamiento-de-porche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85</text:p>
          </table:table-cell>
          <table:table-cell office:value-type="float" office:value="347000" calcext:value-type="float">
            <text:p>347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cristalamiento sin perfiles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http://www.habitissimo.es/presupuestos/cerramiento-sin-perfi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float" office:value="278000" calcext:value-type="float">
            <text:p>27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ristalamientos terraza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http://www.habitissimo.es/presupuestos/acristalar-terra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ristalamientos vinuesa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http://www.habitissimo.es/acristalamientos-vinue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ristalar porch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http://www.habitissimo.es/presupuestos/acristalar-porc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6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ristalar terraza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http://www.habitissimo.es/presupuestos/acristalar-terraza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1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robacias verticales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http://www.pintorist.es/pintores/acrobacias-verticales-e46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7</text:p>
          </table:table-cell>
          <table:table-cell office:value-type="float" office:value="218000" calcext:value-type="float">
            <text:p>218000</text:p>
          </table:table-cell>
          <table:table-cell office:value-type="string" calcext:value-type="string">
            <text:p>pintorist</text:p>
          </table:table-cell>
        </table:table-row>
        <table:table-row table:style-name="ro1">
          <table:table-cell office:value-type="string" calcext:value-type="string">
            <text:p>actiu mobiliario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http://www.habitissimo.es/actiu/distribuido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2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tual home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ctual-home</text:p>
          </table:table-cell>
          <table:table-cell office:value-type="string" calcext:value-type="string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00000" calcext:value-type="float">
            <text:p>1780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uchillado de parquet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http://tenders.es/presupuesto/madrid/mostoles/acuchillar-y-barnizar-parquet-en-un-piso-de-80-m2_4096/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7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cuchillado parquet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http://blog.redformas.es/precio-acuchillar-parquet/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2</text:p>
          </table:table-cell>
          <table:table-cell office:value-type="float" office:value="106000" calcext:value-type="float">
            <text:p>106000</text:p>
          </table:table-cell>
          <table:table-cell office:value-type="string" calcext:value-type="string">
            <text:p>redformas</text:p>
          </table:table-cell>
        </table:table-row>
        <table:table-row table:style-name="ro1">
          <table:table-cell office:value-type="string" calcext:value-type="string">
            <text:p>acuchillado y barnizado de parquet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http://www.habitissimo.es/presupuestos/lijar-acuchillar-y-barnizar-parquet-completo/madrid/madr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uchilladores de parque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http://www.hazmeprecio.com/empresas/acuchilladores-de-parquet/madrid/madrid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cuchillar el parquet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http://www.habitissimo.es/presupuestos/acuchillado-parqu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3</text:p>
          </table:table-cell>
          <table:table-cell office:value-type="float" office:value="166000" calcext:value-type="float">
            <text:p>16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uchillar parquet</text:p>
          </table:table-cell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http://www.habitissimo.es/presupuestos/lijar-acuchillar-y-barnizar-parquet-completo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78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uchillar parquet madrid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http://www.habitissimo.es/presupuestos/lijar-acuchillar-y-barnizar-parquet-completo/madrid/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83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uchillar parquet precio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http://tenders.es/presupuesto/madrid/mostoles/acuchillar-y-barnizar-parquet-en-un-piso-de-80-m2_4096/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77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cuchillar tarima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http://tenders.es/presupuesto/madrid/pozuelo-de-alarcon/acuchillar-tarima-flotante-en-un-piso-con-50-m2-utiles-de-tarima_3994/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9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cuchillar tarima flotante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http://tenders.es/presupuesto/madrid/pozuelo-de-alarcon/acuchillar-tarima-flotante-en-un-piso-con-50-m2-utiles-de-tarima_3994/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72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cuchillar y barnizar parquet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http://www.habitissimo.es/presupuestos/lijar-acuchillar-y-barnizar-parquet-completo/madrid/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66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umuladores fago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http://www.habitissimo.es/fagor/catalog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4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custica integral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http://www.habitissimo.es/acustica-integral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float" office:value="327000" calcext:value-type="float">
            <text:p>32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 hoc gijo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d-hoc-interiorismo-gijon-i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2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eslas dental jaen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http://proyectos.habitissimo.es/proyecto/clinica-odontologica-adeslas-dental-en-linares-provincia-de-ja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eslas dental linare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http://proyectos.habitissimo.es/proyecto/clinica-odontologica-adeslas-dental-en-linares-provincia-de-ja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ministrador de fincas precios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http://www.habitissimo.es/presupuestos/administradores-fin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9</text:p>
          </table:table-cell>
          <table:table-cell office:value-type="float" office:value="256000" calcext:value-type="float">
            <text:p>25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ministradores de fincas madrid listad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habitissimo.es/empresas/administradores-fincas/madrid/madr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1</text:p>
          </table:table-cell>
          <table:table-cell office:value-type="float" office:value="322000" calcext:value-type="float">
            <text:p>32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ministradores de fincas precios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http://www.habitissimo.es/presupuestos/administradores-finc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4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oquines precio</text:p>
          </table:table-cell>
          <table:table-cell office:value-type="float" office:value="19" calcext:value-type="float">
            <text:p>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http://www.habitissimo.es/presupuestos/pavimentar-con-adoqui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432000" calcext:value-type="float">
            <text:p>43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ornos para chimenea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http://fotos.habitissimo.es/chimene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dosados en valencia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http://www.habitissimo.es/presupuestos/adosados/valencia/valenc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6</text:p>
          </table:table-cell>
          <table:table-cell office:value-type="float" office:value="404000" calcext:value-type="float">
            <text:p>40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eg donostia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http://www.habitissimo.es/servicio-tecnico-aeg-san-sebast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2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eg santo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http://preguntas.habitissimo.es/pregunta/frigorifico-santo-aeg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</text:p>
          </table:table-cell>
          <table:table-cell office:value-type="float" office:value="436000" calcext:value-type="float">
            <text:p>43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eg santo no frost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http://preguntas.habitissimo.es/pregunta/frigorifico-santo-ae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erotermia precios</text:p>
          </table:table-cell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http://preguntas.habitissimo.es/pregunta/dudas-entre-caldera-biomasa-o-gasoil-o-aerotermia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3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g arquitectura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g-arquitectu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000" calcext:value-type="float">
            <text:p>68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gabe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lagabe-interiorism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328000" calcext:value-type="float">
            <text:p>32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gua para piscinas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http://www.habitissimo.es/presupuestos/agua-piscina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88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guas de alicante on line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zmeprecio.com/presupuesto/grupos-de-presion-de-agua/alicante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560000" calcext:value-type="float">
            <text:p>560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guas de barcelona online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presupuestos/contadores-agua/barcel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12500000" calcext:value-type="float">
            <text:p>125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3000 frigorias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http://tenders.es/presupuesto/madrid/fuenlabrada/instalacion-de-aire-acondicionado-3000-frigorias_1309/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re acondicionado 3000 frigorias precio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http://tenders.es/presupuesto/madrid/fuenlabrada/instalacion-de-aire-acondicionado-3000-frigorias_1309/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2</text:p>
          </table:table-cell>
          <table:table-cell office:value-type="float" office:value="171000" calcext:value-type="float">
            <text:p>171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re acondicionado 8000 frigorias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http://www.hazmeprecio.com/valencia/instalar-aire-acondicionado-por-conductos-de-8000-frigori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ire acondicionado 9000 frigoria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http://ofertas.habitissimo.es/oferta/aire-acondicionado-9000-frigorias-conductos-on-off-e-inver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2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albacete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http://www.habitissimo.es/empresas/aire-acondicionado/albace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float" office:value="14900000" calcext:value-type="float">
            <text:p>149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alcala de henares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http://www.habitissimo.es/empresas/aire-acondicionado/madrid/alcala-de-henares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alcorc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empresas/aire-acondicionado/madrid/alcorc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350000" calcext:value-type="float">
            <text:p>35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alicante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http://www.habitissimo.es/empresas/aire-acondicionado/alicante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84</text:p>
          </table:table-cell>
          <table:table-cell office:value-type="float" office:value="18900000" calcext:value-type="float">
            <text:p>189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almeria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http://www.habitissimo.es/empresas/aire-acondicionado/almeria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float" office:value="567000" calcext:value-type="float">
            <text:p>56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badajoz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http://www.habitissimo.es/empresas/aire-acondicionado/badajo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float" office:value="15100000" calcext:value-type="float">
            <text:p>151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badalon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http://www.habitissimo.es/empresas/aire-acondicionado/barcelona/badal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</text:p>
          </table:table-cell>
          <table:table-cell office:value-type="float" office:value="462000" calcext:value-type="float">
            <text:p>46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barato valencia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http://www.hazmeprecio.com/presupuesto/instalacion-aire-acondicionado/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</text:p>
          </table:table-cell>
          <table:table-cell office:value-type="float" office:value="739000" calcext:value-type="float">
            <text:p>739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ire acondicionado barcelona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http://www.habitissimo.es/empresas/aire-acondicionado/barcel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6</text:p>
          </table:table-cell>
          <table:table-cell office:value-type="float" office:value="28700000" calcext:value-type="float">
            <text:p>287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bilbao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http://www.habitissimo.es/empresas/aire-acondicionado/vizcaya/bilba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float" office:value="17300000" calcext:value-type="float">
            <text:p>173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cadiz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abitissimo.es/empresas/aire-acondicionado/cadi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office:value-type="float" office:value="655000" calcext:value-type="float">
            <text:p>65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cartagena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http://www.habitissimo.es/empresas/aire-acondicionado/murcia/cartag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</text:p>
          </table:table-cell>
          <table:table-cell office:value-type="float" office:value="491000" calcext:value-type="float">
            <text:p>49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castellon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http://www.habitissimo.es/empresas/aire-acondicionado/castell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9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central precio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http://www.habitissimo.es/presupuestos/instalar-aire-acondicionado-centraliz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2</text:p>
          </table:table-cell>
          <table:table-cell office:value-type="float" office:value="20700000" calcext:value-type="float">
            <text:p>207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centralizado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http://www.habitissimo.es/presupuestos/instalar-aire-acondicionado-centralizado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83</text:p>
          </table:table-cell>
          <table:table-cell office:value-type="float" office:value="29900000" calcext:value-type="float">
            <text:p>299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centralizado precio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http://www.habitissimo.es/presupuestos/instalar-aire-acondicionado-centraliz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1</text:p>
          </table:table-cell>
          <table:table-cell office:value-type="float" office:value="663000" calcext:value-type="float">
            <text:p>66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conductos precio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http://tenders.es/presupuesto/madrid/getafe/montaje-aire-acondicionado-por-conductos-airzone-y-la-opcion-de-splits_15029/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000" calcext:value-type="float">
            <text:p>438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re acondicionado cordoba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http://www.habitissimo.es/empresas/aire-acondicionado/cordoba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82</text:p>
          </table:table-cell>
          <table:table-cell office:value-type="float" office:value="1030000" calcext:value-type="float">
            <text:p>103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dos hermana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empresas/aire-acondicionado/sevilla/dos-herma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404000" calcext:value-type="float">
            <text:p>40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elche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http://www.habitissimo.es/empresas/aire-acondicionado/alicante/elc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6</text:p>
          </table:table-cell>
          <table:table-cell office:value-type="float" office:value="448000" calcext:value-type="float">
            <text:p>44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en cordoba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http://www.habitissimo.es/empresas/aire-acondicionado/cordob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2</text:p>
          </table:table-cell>
          <table:table-cell office:value-type="float" office:value="729000" calcext:value-type="float">
            <text:p>72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en granada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http://www.habitissimo.es/empresas/aire-acondicionado/gran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float" office:value="21300000" calcext:value-type="float">
            <text:p>213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fuenlabrad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empresas/aire-acondicionado/madrid/fuenlab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426000" calcext:value-type="float">
            <text:p>42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gandi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http://www.habitissimo.es/empresas/aire-acondicionado/valencia/gand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3</text:p>
          </table:table-cell>
          <table:table-cell office:value-type="float" office:value="389000" calcext:value-type="float">
            <text:p>38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general electric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http://www.habitissimo.es/general-electric/distribuido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float" office:value="529000" calcext:value-type="float">
            <text:p>52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getaf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empresas/aire-acondicionado/madrid/geta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7</text:p>
          </table:table-cell>
          <table:table-cell office:value-type="float" office:value="460000" calcext:value-type="float">
            <text:p>46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granada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http://www.habitissimo.es/empresas/aire-acondicionado/gran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05000000" calcext:value-type="float">
            <text:p>1050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guadalajar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http://www.habitissimo.es/empresas/aire-acondicionado/guadalaj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</text:p>
          </table:table-cell>
          <table:table-cell office:value-type="float" office:value="17100000" calcext:value-type="float">
            <text:p>171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hipercor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ttp://www.habitissimo.es/presupuestos/sevilla/sevilla/aires-acondicionados-hiperc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1</text:p>
          </table:table-cell>
          <table:table-cell office:value-type="float" office:value="319000" calcext:value-type="float">
            <text:p>31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huelv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http://www.habitissimo.es/empresas/aire-acondicionado/huel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5600000" calcext:value-type="float">
            <text:p>156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instalacion grati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http://www.habitissimo.es/presupuestos/instalar-aire-acondicionado-spl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5</text:p>
          </table:table-cell>
          <table:table-cell office:value-type="float" office:value="733000" calcext:value-type="float">
            <text:p>73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instalacion precio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http://www.hazmeprecio.com/presupuesto/instalacion-aire-acondicionado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</text:p>
          </table:table-cell>
          <table:table-cell office:value-type="float" office:value="683000" calcext:value-type="float">
            <text:p>683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ire acondicionado las palma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http://www.habitissimo.es/empresas/aire-acondicionado/las-palm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3</text:p>
          </table:table-cell>
          <table:table-cell office:value-type="float" office:value="19100000" calcext:value-type="float">
            <text:p>191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legan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http://www.habitissimo.es/empresas/aire-acondicionado/madrid/lega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1</text:p>
          </table:table-cell>
          <table:table-cell office:value-type="float" office:value="365000" calcext:value-type="float">
            <text:p>36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lero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enders.es/pregunta/instalar-aire-acondicionado_811/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</text:p>
          </table:table-cell>
          <table:table-cell office:value-type="float" office:value="197000" calcext:value-type="float">
            <text:p>197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re acondicionado logroño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http://www.habitissimo.es/empresas/aire-acondicionado/la-rioja/logro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float" office:value="13500000" calcext:value-type="float">
            <text:p>135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malaga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http://www.habitissimo.es/empresas/aire-acondicionado/malaga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73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mallorc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http://www.habitissimo.es/empresas/aire-acondicionado/illes-balears/palma-de-mallor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6</text:p>
          </table:table-cell>
          <table:table-cell office:value-type="float" office:value="20600000" calcext:value-type="float">
            <text:p>206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marca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marcas/aire-acondicionado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</text:p>
          </table:table-cell>
          <table:table-cell office:value-type="float" office:value="17900000" calcext:value-type="float">
            <text:p>179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marcas y precio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http://www.habitissimo.es/marcas/aire-acondicion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mas instalacio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http://www.hazmeprecio.com/presupuesto/instalacion-aire-acondicionado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79</text:p>
          </table:table-cell>
          <table:table-cell office:value-type="float" office:value="8180000" calcext:value-type="float">
            <text:p>8180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ire acondicionado mostoles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http://www.habitissimo.es/empresas/aire-acondicionado/madrid/mosto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float" office:value="366000" calcext:value-type="float">
            <text:p>36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murcia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http://www.habitissimo.es/presupuestos/aire-acondicionado/murcia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88</text:p>
          </table:table-cell>
          <table:table-cell office:value-type="float" office:value="17800000" calcext:value-type="float">
            <text:p>178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palma de mallorc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http://www.habitissimo.es/empresas/aire-acondicionado/illes-balears/palma-de-mallor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float" office:value="18700000" calcext:value-type="float">
            <text:p>187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para preinstalacio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http://www.habitissimo.es/presupuestos/preinstalacion-aire-acondicion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3</text:p>
          </table:table-cell>
          <table:table-cell office:value-type="float" office:value="364000" calcext:value-type="float">
            <text:p>36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precio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http://precio.habitissimo.es/aire-acondicion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500000" calcext:value-type="float">
            <text:p>845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precios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http://precio.habitissimo.es/aire-acondicionado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8</text:p>
          </table:table-cell>
          <table:table-cell office:value-type="float" office:value="69700000" calcext:value-type="float">
            <text:p>697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preinstalac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http://www.habitissimo.es/presupuestos/preinstalacion-aire-acondicion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000" calcext:value-type="float">
            <text:p>34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sabadel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http://www.habitissimo.es/empresas/aire-acondicionado/barcelona/sabade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4</text:p>
          </table:table-cell>
          <table:table-cell office:value-type="float" office:value="504000" calcext:value-type="float">
            <text:p>50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sin obras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http://www.habitissimo.es/empresas/aire-acondicion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</text:p>
          </table:table-cell>
          <table:table-cell office:value-type="float" office:value="812000" calcext:value-type="float">
            <text:p>81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tarragona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http://www.habitissimo.es/empresas/aire-acondicionado/tarrag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2</text:p>
          </table:table-cell>
          <table:table-cell office:value-type="float" office:value="17200000" calcext:value-type="float">
            <text:p>172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tenerife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http://www.habitissimo.es/empresas/aire-acondicionado/santa-cruz-de-teneri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51</text:p>
          </table:table-cell>
          <table:table-cell office:value-type="float" office:value="17800000" calcext:value-type="float">
            <text:p>178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terrassa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empresas/aire-acondicionado/barcelona/terras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float" office:value="477000" calcext:value-type="float">
            <text:p>47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toled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http://www.habitissimo.es/empresas/aire-acondicionado/tole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7</text:p>
          </table:table-cell>
          <table:table-cell office:value-type="float" office:value="17700000" calcext:value-type="float">
            <text:p>177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torrevieja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http://www.habitissimo.es/presupuestos/instalacion-aire-acondicionado/alicante/torrevie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2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valencia</text:p>
          </table:table-cell>
          <table:table-cell office:value-type="float" office:value="19" calcext:value-type="float">
            <text:p>1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http://www.habitissimo.es/empresas/aire-acondicionado/valenc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</text:p>
          </table:table-cell>
          <table:table-cell office:value-type="float" office:value="21700000" calcext:value-type="float">
            <text:p>217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valladoli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http://www.habitissimo.es/empresas/aire-acondicionado/valladol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42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vigo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http://www.habitissimo.es/empresas/aire-acondicionado/pontevedra/vi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float" office:value="525000" calcext:value-type="float">
            <text:p>52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acondicionado zaragoza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http://www.habitissimo.es/empresas/aire-acondicionado/zaragoza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51</text:p>
          </table:table-cell>
          <table:table-cell office:value-type="float" office:value="18300000" calcext:value-type="float">
            <text:p>183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re sant feliu de llobrega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paralia.es/reparar_aire_acondicionado/barcelona/sant_feliu_de_llobreg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000" calcext:value-type="float">
            <text:p>428000</text:p>
          </table:table-cell>
          <table:table-cell office:value-type="string" calcext:value-type="string">
            <text:p>reparalia</text:p>
          </table:table-cell>
        </table:table-row>
        <table:table-row table:style-name="ro1">
          <table:table-cell office:value-type="string" calcext:value-type="string">
            <text:p>airwell iberic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irwell-iberica-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miento acustico barcelona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http://www.habitissimo.es/empresas/aislamiento-acustico/barcel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9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miento acustico lana de roca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http://tenders.es/pregunta/es-buen-aislante-acustico-la-lana-de-roca_391/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5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acustico madrid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http://www.habitissimo.es/empresas/aislamiento-acustico/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7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miento acustico paredes interiores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tenders.es/pregunta/cual-es-el-mejor-aislante-acustico-para-tabiques_364/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acustico pladur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http://tenders.es/presupuesto/madrid/humanes-de-madrid/instalar-techo-de-pladur-con-aislante-acustico_4139/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3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acustico precio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http://blog.redformas.es/precio-aislamiento-acustico/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redformas</text:p>
          </table:table-cell>
        </table:table-row>
        <table:table-row table:style-name="ro1">
          <table:table-cell office:value-type="string" calcext:value-type="string">
            <text:p>aislamiento acustico sevilla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http://www.habitissimo.es/presupuestos/aislamiento-acustico/sevi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miento acustico techo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http://tenders.es/pregunta/como-puedo-alislar-de-ruidos-al-vecino-de-arriba-teniendo-falso-techo-de-escayola_692/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91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acustico techos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http://tenders.es/pregunta/como-puedo-alislar-de-ruidos-al-vecino-de-arriba-teniendo-falso-techo-de-escayola_692/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92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acustico valenci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http://www.habitissimo.es/empresas/aislamiento-acustico/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8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miento de lana de roca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http://tenders.es/pregunta/es-buen-aislante-acustico-la-lana-de-roca_391/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</text:p>
          </table:table-cell>
          <table:table-cell office:value-type="float" office:value="340000" calcext:value-type="float">
            <text:p>340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de paredes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http://preguntas.habitissimo.es/pregunta/dudas-sobre-aislamiento-pared-exterior-sin-obr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963000" calcext:value-type="float">
            <text:p>96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miento de tejados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http://tenders.es/pregunta/aislamiento-termico-para-el-tejado-de-una-casa-de-campo_621/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5</text:p>
          </table:table-cell>
          <table:table-cell office:value-type="float" office:value="521000" calcext:value-type="float">
            <text:p>521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lana de roc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http://tenders.es/pregunta/es-buen-aislante-acustico-la-lana-de-roca_391/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3</text:p>
          </table:table-cell>
          <table:table-cell office:value-type="float" office:value="340000" calcext:value-type="float">
            <text:p>340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tejados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http://tenders.es/pregunta/aislamiento-termico-para-el-tejado-de-una-casa-de-campo_621/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82</text:p>
          </table:table-cell>
          <table:table-cell office:value-type="float" office:value="420000" calcext:value-type="float">
            <text:p>420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 termico pladu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http://www.hazmeprecio.com/presupuesto/aislamiento-pladu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71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islamiento termico tejado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http://tenders.es/pregunta/aislamiento-termico-para-el-tejado-de-una-casa-de-campo_621/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mientos acusticos levante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http://www.habitissimo.es/aislamientos-acusticos-levant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7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mientos para tejado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http://tenders.es/pregunta/aislamiento-termico-para-el-tejado-de-una-casa-de-campo_621/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office:value-type="float" office:value="599000" calcext:value-type="float">
            <text:p>599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nte acustico barato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http://tenders.es/pregunta/cual-es-el-mejor-aislante-acustico-para-tabiques_364/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nte acustico casero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http://planreforma.com/blog/%C2%BFque-materiales-son-aislantes-acusticos/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7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planreforma</text:p>
          </table:table-cell>
        </table:table-row>
        <table:table-row table:style-name="ro1">
          <table:table-cell office:value-type="string" calcext:value-type="string">
            <text:p>aislante acustico paredes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http://tenders.es/pregunta/cual-es-el-mejor-aislante-acustico-para-tabiques_364/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nte de sonid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http://planreforma.com/blog/%C2%BFque-materiales-son-aislantes-acusticos/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</text:p>
          </table:table-cell>
          <table:table-cell office:value-type="float" office:value="542000" calcext:value-type="float">
            <text:p>542000</text:p>
          </table:table-cell>
          <table:table-cell office:value-type="string" calcext:value-type="string">
            <text:p>planreforma</text:p>
          </table:table-cell>
        </table:table-row>
        <table:table-row table:style-name="ro1">
          <table:table-cell office:value-type="string" calcext:value-type="string">
            <text:p>aislante lana de roca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tenders.es/pregunta/es-buen-aislante-acustico-la-lana-de-roca_391/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8</text:p>
          </table:table-cell>
          <table:table-cell office:value-type="float" office:value="161000" calcext:value-type="float">
            <text:p>161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nte pladu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http://www.hazmeprecio.com/presupuesto/aislamiento-pla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337000" calcext:value-type="float">
            <text:p>337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islante proyectado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http://tumanitas.com/precios-de-reformas/aislamientos/poliuretano-proyectado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73</text:p>
          </table:table-cell>
          <table:table-cell office:value-type="float" office:value="126000" calcext:value-type="float">
            <text:p>126000</text:p>
          </table:table-cell>
          <table:table-cell office:value-type="string" calcext:value-type="string">
            <text:p>tumanitas</text:p>
          </table:table-cell>
        </table:table-row>
        <table:table-row table:style-name="ro1">
          <table:table-cell office:value-type="string" calcext:value-type="string">
            <text:p>aislante termico pared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http://preguntas.habitissimo.es/pregunta/dudas-sobre-aislamiento-pared-exterior-sin-obr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ntes acusticos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http://planreforma.com/blog/%C2%BFque-materiales-son-aislantes-acusticos/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planreforma</text:p>
          </table:table-cell>
        </table:table-row>
        <table:table-row table:style-name="ro1">
          <table:table-cell office:value-type="string" calcext:value-type="string">
            <text:p>aislantes acusticos para parede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http://tenders.es/pregunta/cual-es-el-mejor-aislante-acustico-para-tabiques_364/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91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tenders</text:p>
          </table:table-cell>
        </table:table-row>
        <table:table-row table:style-name="ro1">
          <table:table-cell office:value-type="string" calcext:value-type="string">
            <text:p>aislantes acústico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http://planreforma.com/blog/%C2%BFque-materiales-son-aislantes-acusticos/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000" calcext:value-type="float">
            <text:p>283000</text:p>
          </table:table-cell>
          <table:table-cell office:value-type="string" calcext:value-type="string">
            <text:p>planreforma</text:p>
          </table:table-cell>
        </table:table-row>
        <table:table-row table:style-name="ro1">
          <table:table-cell office:value-type="string" calcext:value-type="string">
            <text:p>aislar con pladu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http://www.hazmeprecio.com/presupuesto/aislamiento-pladu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1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islar paredes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http://preguntas.habitissimo.es/pregunta/como-aislar-las-paredes-de-fachada-facil-y-economico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8</text:p>
          </table:table-cell>
          <table:table-cell office:value-type="float" office:value="475000" calcext:value-type="float">
            <text:p>47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r paredes exterior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http://preguntas.habitissimo.es/pregunta/dudas-sobre-aislamiento-pared-exterior-sin-obr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</text:p>
          </table:table-cell>
          <table:table-cell office:value-type="float" office:value="187000" calcext:value-type="float">
            <text:p>18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r tejado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http://preguntas.habitissimo.es/pregunta/necesito-ayud-para-aislar-termicamente-la-bajo-cubier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9</text:p>
          </table:table-cell>
          <table:table-cell office:value-type="float" office:value="143000" calcext:value-type="float">
            <text:p>14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r ventanas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http://www.habitissimo.es/presupuestos/aislar-venta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4</text:p>
          </table:table-cell>
          <table:table-cell office:value-type="float" office:value="428000" calcext:value-type="float">
            <text:p>42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islar ventanas correderas</text:p>
          </table:table-cell>
          <table:table-cell office:value-type="float" office:value="19" calcext:value-type="float">
            <text:p>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http://www.habitissimo.es/presupuestos/aislar-venta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ara muebles yecla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http://www.habitissimo.es/ak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artea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leioa-bilb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baricentro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http://www.habitissimo.es/grosfillex/distribuido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bilbao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leioa-bilb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00" calcext:value-type="float">
            <text:p>41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bizkai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leioa-bilb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cocentaina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-cocenta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cortinas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http://www.habitissimo.es/cortinas-alicante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5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figueres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muebles-bano-figueres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manresa</text:p>
          </table:table-cell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manresa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muebles de baño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http://www.habitissimo.es/muebles-bano-figueres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office:value-type="float" office:value="227000" calcext:value-type="float">
            <text:p>22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oleiros</text:p>
          </table:table-cell>
          <table:table-cell office:value-type="float" office:value="12" calcext:value-type="float">
            <text:p>12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olei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parquet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http://www.habitissimo.es/marcas/parqu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float" office:value="131000" calcext:value-type="float">
            <text:p>13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roda de bara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muebles-roda-de-bara_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terrassa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torrevieja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http://www.habitissimo.es/cortinas-torrevieja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61000" calcext:value-type="float">
            <text:p>6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villanueva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villanueva-de-la-sere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000" calcext:value-type="float">
            <text:p>36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vizcay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leioa-bilb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zamora</text:p>
          </table:table-cell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ki-zamo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000" calcext:value-type="float">
            <text:p>42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 zaragoza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http://www.habitissimo.es/aki-zaragoza-actur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461000" calcext:value-type="float">
            <text:p>46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ki.es catalogo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http://www.habitissimo.es/ideas/como-instalar-un-tendedero-de-ropa-extensib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8</text:p>
          </table:table-cell>
          <table:table-cell office:value-type="float" office:value="408000" calcext:value-type="float">
            <text:p>40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barce matar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labarce-mataro-i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 contra incendios preci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http://www.hazmeprecio.com/presupuesto/alarmas-contra-incendios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74000" calcext:value-type="float">
            <text:p>374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larma domestic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http://blog.hazmeprecio.com/blog/antes-de-instalar-una-alarma-domestica-%C2%BFque-hay-que-saber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883000" calcext:value-type="float">
            <text:p>883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larma loca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http://www.habitissimo.es/presupuestos/instalar-alarmas-local-comer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6</text:p>
          </table:table-cell>
          <table:table-cell office:value-type="float" office:value="11400000" calcext:value-type="float">
            <text:p>1140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 local comerci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http://www.habitissimo.es/presupuestos/instalar-alarmas-local-comer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float" office:value="469000" calcext:value-type="float">
            <text:p>46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 para loca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http://www.hazmeprecio.com/presupuesto/alarma-local-comer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office:value-type="float" office:value="9520000" calcext:value-type="float">
            <text:p>9520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larma para locale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http://www.hazmeprecio.com/presupuesto/alarma-local-comerc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733000" calcext:value-type="float">
            <text:p>733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larmas alicant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http://www.habitissimo.es/empresas/alarmas/alica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7</text:p>
          </table:table-cell>
          <table:table-cell office:value-type="float" office:value="535000" calcext:value-type="float">
            <text:p>53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barcelona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http://www.habitissimo.es/empresas/alarmas/barcel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8</text:p>
          </table:table-cell>
          <table:table-cell office:value-type="float" office:value="886000" calcext:value-type="float">
            <text:p>88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en valencia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http://www.habitissimo.es/empresas/alarmas/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2</text:p>
          </table:table-cell>
          <table:table-cell office:value-type="float" office:value="621000" calcext:value-type="float">
            <text:p>62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girona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http://www.habitissimo.es/empresas/alarmas/gir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4</text:p>
          </table:table-cell>
          <table:table-cell office:value-type="float" office:value="467000" calcext:value-type="float">
            <text:p>46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local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http://www.habitissimo.es/presupuestos/instalar-alarmas-local-comerc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</text:p>
          </table:table-cell>
          <table:table-cell office:value-type="float" office:value="544000" calcext:value-type="float">
            <text:p>54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murcia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ttp://www.habitissimo.es/empresas/alarmas/mur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3</text:p>
          </table:table-cell>
          <table:table-cell office:value-type="float" office:value="511000" calcext:value-type="float">
            <text:p>51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para loc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.43</text:p>
          </table:table-cell>
          <table:table-cell office:value-type="string" calcext:value-type="string">
            <text:p>http://www.hazmeprecio.com/presupuesto/alarma-local-comerc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63000" calcext:value-type="float">
            <text:p>763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larmas para local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http://www.habitissimo.es/presupuestos/instalar-alarmas-local-comerc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</text:p>
          </table:table-cell>
          <table:table-cell office:value-type="float" office:value="529000" calcext:value-type="float">
            <text:p>52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para locales comercial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http://www.hazmeprecio.com/presupuesto/alarma-local-comercial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97</text:p>
          </table:table-cell>
          <table:table-cell office:value-type="float" office:value="517000" calcext:value-type="float">
            <text:p>517000</text:p>
          </table:table-cell>
          <table:table-cell office:value-type="string" calcext:value-type="string">
            <text:p>hazmeprecio</text:p>
          </table:table-cell>
        </table:table-row>
        <table:table-row table:style-name="ro1">
          <table:table-cell office:value-type="string" calcext:value-type="string">
            <text:p>alarmas pontevedra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http://www.habitissimo.es/empresas/alarmas/ponteved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float" office:value="459000" calcext:value-type="float">
            <text:p>459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turbol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.23</text:p>
          </table:table-cell>
          <table:table-cell office:value-type="string" calcext:value-type="string">
            <text:p>http://www.habitissimo.es/alarmas-turb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valencia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http://www.habitissimo.es/empresas/alarmas/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1</text:p>
          </table:table-cell>
          <table:table-cell office:value-type="float" office:value="636000" calcext:value-type="float">
            <text:p>63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rmas zaragoz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http://www.habitissimo.es/presupuestos/alarmas/zaragoz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89</text:p>
          </table:table-cell>
          <table:table-cell office:value-type="float" office:value="530000" calcext:value-type="float">
            <text:p>53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aves alicant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muebles-jose-alav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000" calcext:value-type="float">
            <text:p>10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nileria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hogar-soluciones.es/servicios/albanileria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372000" calcext:value-type="float">
            <text:p>372000</text:p>
          </table:table-cell>
          <table:table-cell office:value-type="string" calcext:value-type="string">
            <text:p>hogarsoluciones</text:p>
          </table:table-cell>
        </table:table-row>
        <table:table-row table:style-name="ro1">
          <table:table-cell office:value-type="string" calcext:value-type="string">
            <text:p>albañil madrid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http://precio.habitissimo.es/albaniles/madr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2</text:p>
          </table:table-cell>
          <table:table-cell office:value-type="float" office:value="478000" calcext:value-type="float">
            <text:p>47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 valencia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http://www.habitissimo.es/empresas/albaniles/valenc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8</text:p>
          </table:table-cell>
          <table:table-cell office:value-type="float" office:value="416000" calcext:value-type="float">
            <text:p>41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ria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https://www.hogar-soluciones.es/servicios/albanileria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0.39</text:p>
          </table:table-cell>
          <table:table-cell office:value-type="float" office:value="678000" calcext:value-type="float">
            <text:p>678000</text:p>
          </table:table-cell>
          <table:table-cell office:value-type="string" calcext:value-type="string">
            <text:p>hogarsoluciones</text:p>
          </table:table-cell>
        </table:table-row>
        <table:table-row table:style-name="ro1">
          <table:table-cell office:value-type="string" calcext:value-type="string">
            <text:p>albañileria madrid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http://www.habitissimo.es/empresas/albanileria/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</text:p>
          </table:table-cell>
          <table:table-cell office:value-type="float" office:value="385000" calcext:value-type="float">
            <text:p>385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http://precio.habitissimo.es/albani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62</text:p>
          </table:table-cell>
          <table:table-cell office:value-type="float" office:value="983000" calcext:value-type="float">
            <text:p>983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baratos madri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http://precio.habitissimo.es/albaniles/madr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5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barcelon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http://precio.habitissimo.es/albaniles/barcel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float" office:value="461000" calcext:value-type="float">
            <text:p>461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en barcelon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http://precio.habitissimo.es/albaniles/barcel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float" office:value="457000" calcext:value-type="float">
            <text:p>45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en leo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recio.habitissimo.es/albaniles/l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en madrid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http://precio.habitissimo.es/albaniles/mad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</text:p>
          </table:table-cell>
          <table:table-cell office:value-type="float" office:value="507000" calcext:value-type="float">
            <text:p>507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en sevill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http://precio.habitissimo.es/albaniles/sevi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2</text:p>
          </table:table-cell>
          <table:table-cell office:value-type="float" office:value="420000" calcext:value-type="float">
            <text:p>420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en valenci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http://www.habitissimo.es/empresas/albaniles/valenc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</text:p>
          </table:table-cell>
          <table:table-cell office:value-type="float" office:value="434000" calcext:value-type="float">
            <text:p>43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madrid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http://precio.habitissimo.es/albaniles/madrid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9</text:p>
          </table:table-cell>
          <table:table-cell office:value-type="float" office:value="504000" calcext:value-type="float">
            <text:p>50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valenci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http://www.habitissimo.es/empresas/albaniles/valenc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office:value-type="float" office:value="434000" calcext:value-type="float">
            <text:p>434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iles zaragoz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http://www.habitissimo.es/presupuestos/albaniles/zarago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office:value-type="float" office:value="406000" calcext:value-type="float">
            <text:p>406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baño leganes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abitissimo.es/alba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habitissimo</text:p>
          </table:table-cell>
        </table:table-row>
        <table:table-row table:style-name="ro1">
          <table:table-cell office:value-type="string" calcext:value-type="string">
            <text:p>alcad</text:p>
          </table:table-cell>
          <table:table-cell office:value-type="float" office:value="9" calcext:value-type="float">
            <text:p>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http://www.habitissimo.es/alcad/distribuidores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417000" calcext:value-type="float">
            <text:p>417000</text:p>
          </table:table-cell>
          <table:table-cell office:value-type="string" calcext:value-type="string">
            <text:p>habitiss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2:41:38.232692981</meta:creation-date>
    <dc:date>2015-04-28T12:47:43.531642370</dc:date>
    <meta:editing-duration>P0D</meta:editing-duration>
    <meta:editing-cycles>1</meta:editing-cycles>
    <meta:document-statistic meta:table-count="1" meta:cell-count="2240" meta:object-count="0"/>
    <meta:generator>LibreOffice/4.2.4.2$Linux_X86_64 LibreOffice_project/420m0$Build-2</meta:generator>
  </office:meta>
</office:document-meta>
</file>